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6307in"/>
    </style:style>
    <style:style style:name="co3" style:family="table-column">
      <style:table-column-properties fo:break-before="auto" style:column-width="5.1035in"/>
    </style:style>
    <style:style style:name="co4" style:family="table-column">
      <style:table-column-properties fo:break-before="auto" style:column-width="7.4398in"/>
    </style:style>
    <style:style style:name="ro1" style:family="table-row">
      <style:table-row-properties style:row-height="0.1882in" fo:break-before="auto" style:use-optimal-row-height="true"/>
    </style:style>
    <style:style style:name="ro2" style:family="table-row">
      <style:table-row-properties style:row-height="0.1925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>
            <text:p>Alchemy</text:p>
          </table:table-cell>
          <table:table-cell office:value-type="string">
            <text:p>Mortar, Pestle</text:p>
          </table:table-cell>
          <table:table-cell office:value-type="string">
            <text:p>Emerald, Aquamarine, Tourmaline, Ruby, Bloodstone, Garnet, Sapphire, Topaz</text:p>
          </table:table-cell>
          <table:table-cell office:value-type="string">
            <text:p>Gem Dust</text:p>
          </table:table-cell>
        </table:table-row>
        <table:table-row table:style-name="ro2">
          <table:table-cell/>
          <table:table-cell office:value-type="string">
            <text:p>Hammer</text:p>
          </table:table-cell>
          <table:table-cell office:value-type="string">
            <text:p>Low Covalence Dust</text:p>
          </table:table-cell>
          <table:table-cell office:value-type="string">
            <text:p>Rock(8), Coal</text:p>
          </table:table-cell>
        </table:table-row>
        <table:table-row table:style-name="ro2">
          <table:table-cell/>
          <table:table-cell office:value-type="string">
            <text:p>Cauldron, Furnace</text:p>
          </table:table-cell>
          <table:table-cell office:value-type="string">
            <text:p>Medium Covalence Dust</text:p>
          </table:table-cell>
          <table:table-cell office:value-type="string">
            <text:p>Ruby Dust, Iron Ingot</text:p>
          </table:table-cell>
        </table:table-row>
        <table:table-row table:style-name="ro2">
          <table:table-cell/>
          <table:table-cell office:value-type="string">
            <text:p>Cauldron, Furnace</text:p>
          </table:table-cell>
          <table:table-cell office:value-type="string">
            <text:p>High Covalence Dust</text:p>
          </table:table-cell>
          <table:table-cell office:value-type="string">
            <text:p>Diamond Dust, Coal</text:p>
          </table:table-cell>
        </table:table-row>
        <table:table-row table:style-name="ro2">
          <table:table-cell table:number-columns-repeated="2"/>
          <table:table-cell office:value-type="string">
            <text:p>Low Divining Rod</text:p>
          </table:table-cell>
          <table:table-cell office:value-type="string">
            <text:p>Low Covalence Dust(8), Rod</text:p>
          </table:table-cell>
        </table:table-row>
        <table:table-row table:style-name="ro2">
          <table:table-cell table:number-columns-repeated="2"/>
          <table:table-cell office:value-type="string">
            <text:p>Medium Divining Rod</text:p>
          </table:table-cell>
          <table:table-cell office:value-type="string">
            <text:p>Medium Covalence Dust(8), Low Divining Rod</text:p>
          </table:table-cell>
        </table:table-row>
        <table:table-row table:style-name="ro2">
          <table:table-cell table:number-columns-repeated="2"/>
          <table:table-cell office:value-type="string">
            <text:p>High Divining Rod</text:p>
          </table:table-cell>
          <table:table-cell office:value-type="string">
            <text:p>High Covalence Dust(8), Medium Divining Rod</text:p>
          </table:table-cell>
        </table:table-row>
        <table:table-row table:style-name="ro1">
          <table:table-cell/>
          <table:table-cell office:value-type="string">
            <text:p>Mortar, Pestle</text:p>
          </table:table-cell>
          <table:table-cell office:value-type="string">
            <text:p>Paper</text:p>
          </table:table-cell>
          <table:table-cell office:value-type="string">
            <text:p>Hemp Stalks(3), Water</text:p>
          </table:table-cell>
        </table:table-row>
        <table:table-row table:style-name="ro2">
          <table:table-cell table:number-columns-repeated="2"/>
          <table:table-cell office:value-type="string">
            <text:p>Talsman of Repair</text:p>
          </table:table-cell>
          <table:table-cell office:value-type="string">
            <text:p>Low Covalence Dust(2), Medium Covalence Dust(2), High Covalence Dust(2), Thread(2), Paper(1)</text:p>
          </table:table-cell>
        </table:table-row>
        <table:table-row table:style-name="ro1">
          <table:table-cell/>
          <table:table-cell office:value-type="string">
            <text:p>Mortar, Pestle</text:p>
          </table:table-cell>
          <table:table-cell office:value-type="string">
            <text:p>Sugar(6)</text:p>
          </table:table-cell>
          <table:table-cell office:value-type="string">
            <text:p>Sugar Stalk</text:p>
          </table:table-cell>
        </table:table-row>
        <table:table-row table:style-name="ro2">
          <table:table-cell/>
          <table:table-cell office:value-type="string">
            <text:p>Cauldron, Furnace</text:p>
          </table:table-cell>
          <table:table-cell office:value-type="string">
            <text:p>Philosophers Stone</text:p>
          </table:table-cell>
          <table:table-cell office:value-type="string">
            <text:p>Topaz, Emerald, Aquamarine, Tourmaline, Ruby, Bloodstone, Garnet, Sapphire, Lapis Lazuli Dusts; Diamond 3000C</text:p>
          </table:table-cell>
        </table:table-row>
        <table:table-row table:style-name="ro1">
          <table:table-cell/>
          <table:table-cell office:value-type="string">
            <text:p>Cauldron, Furnace</text:p>
          </table:table-cell>
          <table:table-cell office:value-type="string">
            <text:p>Gold Ingot</text:p>
          </table:table-cell>
          <table:table-cell office:value-type="string">
            <text:p>Philosophers Stone, Iron Ingot(8)</text:p>
          </table:table-cell>
        </table:table-row>
        <table:table-row table:style-name="ro1">
          <table:table-cell/>
          <table:table-cell office:value-type="string">
            <text:p>Cauldron, Furnace</text:p>
          </table:table-cell>
          <table:table-cell office:value-type="string">
            <text:p>Diamond</text:p>
          </table:table-cell>
          <table:table-cell office:value-type="string">
            <text:p>Philosophers Stone, Gold Ingot(4)</text:p>
          </table:table-cell>
        </table:table-row>
        <table:table-row table:style-name="ro1">
          <table:table-cell/>
          <table:table-cell office:value-type="string">
            <text:p>Cauldron, Furnace</text:p>
          </table:table-cell>
          <table:table-cell office:value-type="string">
            <text:p>Coal</text:p>
          </table:table-cell>
          <table:table-cell office:value-type="string">
            <text:p>Philosophers Stone, Charcoal(4)</text:p>
          </table:table-cell>
        </table:table-row>
        <table:table-row table:style-name="ro1">
          <table:table-cell/>
          <table:table-cell office:value-type="string">
            <text:p>Cauldron, Furnace</text:p>
          </table:table-cell>
          <table:table-cell office:value-type="string">
            <text:p>Alchemical Coal</text:p>
          </table:table-cell>
          <table:table-cell office:value-type="string">
            <text:p>Philosophers Stone, Coal(4)</text:p>
          </table:table-cell>
        </table:table-row>
        <table:table-row table:style-name="ro2">
          <table:table-cell/>
          <table:table-cell office:value-type="string">
            <text:p>Cauldron, Furnace</text:p>
          </table:table-cell>
          <table:table-cell office:value-type="string">
            <text:p>Mobius Fuel</text:p>
          </table:table-cell>
          <table:table-cell office:value-type="string">
            <text:p>Philosophers Stone, Alchemical Coal(4)</text:p>
          </table:table-cell>
        </table:table-row>
        <table:table-row table:style-name="ro2">
          <table:table-cell/>
          <table:table-cell office:value-type="string">
            <text:p>Cauldron, Furnace</text:p>
          </table:table-cell>
          <table:table-cell office:value-type="string">
            <text:p>Aeternalis Fuel</text:p>
          </table:table-cell>
          <table:table-cell office:value-type="string">
            <text:p>Philosophers Stone, Mobius Fuel(4)</text:p>
          </table:table-cell>
        </table:table-row>
        <table:table-row table:style-name="ro2">
          <table:table-cell/>
          <table:table-cell office:value-type="string">
            <text:p>Cauldron, Furnace</text:p>
          </table:table-cell>
          <table:table-cell office:value-type="string">
            <text:p>Dark Matter</text:p>
          </table:table-cell>
          <table:table-cell office:value-type="string">
            <text:p>Aeternalis Fuel(8), Diamond(9)</text:p>
          </table:table-cell>
        </table:table-row>
        <table:table-row table:style-name="ro2">
          <table:table-cell/>
          <table:table-cell office:value-type="string">
            <text:p>Cauldron, Furnace</text:p>
          </table:table-cell>
          <table:table-cell office:value-type="string">
            <text:p>Red Matter</text:p>
          </table:table-cell>
          <table:table-cell office:value-type="string">
            <text:p>Dark Matter(3), Aeternalis Fuel(6)</text:p>
          </table:table-cell>
        </table:table-row>
        <table:table-row table:style-name="ro2">
          <table:table-cell/>
          <table:table-cell office:value-type="string">
            <text:p>Cauldron, Furnace</text:p>
          </table:table-cell>
          <table:table-cell office:value-type="string">
            <text:p>Body Stone</text:p>
          </table:table-cell>
          <table:table-cell office:value-type="string">
            <text:p>Sugar(6), Red Matter(2), Lapis Lazuli</text:p>
          </table:table-cell>
        </table:table-row>
        <table:table-row table:style-name="ro2">
          <table:table-cell/>
          <table:table-cell office:value-type="string">
            <text:p>Cauldron, Furnace</text:p>
          </table:table-cell>
          <table:table-cell office:value-type="string">
            <text:p>Soul Stone</text:p>
          </table:table-cell>
          <table:table-cell office:value-type="string">
            <text:p>Topaz Dust(6), Red Matter(2), Lapis Lazuli</text:p>
          </table:table-cell>
        </table:table-row>
        <table:table-row table:style-name="ro1">
          <table:table-cell/>
          <table:table-cell office:value-type="string">
            <text:p>Cauldron, Furnace</text:p>
          </table:table-cell>
          <table:table-cell office:value-type="string">
            <text:p>Life Stone</text:p>
          </table:table-cell>
          <table:table-cell office:value-type="string">
            <text:p>Body, Soul Stones</text:p>
          </table:table-cell>
        </table:table-row>
        <table:table-row table:style-name="ro2">
          <table:table-cell/>
          <table:table-cell office:value-type="string">
            <text:p>Cauldron, Furnace</text:p>
          </table:table-cell>
          <table:table-cell office:value-type="string">
            <text:p>Mind Stone</text:p>
          </table:table-cell>
          <table:table-cell office:value-type="string">
            <text:p>Book(6), Red Matter(2), Lapis Lazuil</text:p>
          </table:table-cell>
        </table:table-row>
        <table:table-row table:style-name="ro2">
          <table:table-cell/>
          <table:table-cell office:value-type="string">
            <text:p>Cauldron, Furnace</text:p>
          </table:table-cell>
          <table:table-cell office:value-type="string">
            <text:p>Destruction Catalyst</text:p>
          </table:table-cell>
          <table:table-cell office:value-type="string">
            <text:p>Nova Catalyst(4), Mobius Fuel(4)</text:p>
          </table:table-cell>
        </table:table-row>
        <table:table-row table:style-name="ro2">
          <table:table-cell/>
          <table:table-cell office:value-type="string">
            <text:p>Cauldron, Furnace</text:p>
          </table:table-cell>
          <table:table-cell office:value-type="string">
            <text:p>Hyperkinetic Lens</text:p>
          </table:table-cell>
          <table:table-cell office:value-type="string">
            <text:p>Diamond(6), Dark Matter(2), Nova Catalyst</text:p>
          </table:table-cell>
        </table:table-row>
        <table:table-row table:style-name="ro2">
          <table:table-cell/>
          <table:table-cell office:value-type="string">
            <text:p>Cauldron, Furnace</text:p>
          </table:table-cell>
          <table:table-cell office:value-type="string">
            <text:p>Catalytic Lens</text:p>
          </table:table-cell>
          <table:table-cell office:value-type="string">
            <text:p>Hyperkenetic Lens, Destruction Catalyst, Dark Matter(6)</text:p>
          </table:table-cell>
        </table:table-row>
        <table:table-row table:style-name="ro1">
          <table:table-cell/>
          <table:table-cell office:value-type="string">
            <text:p>Cauldron, Furnace</text:p>
          </table:table-cell>
          <table:table-cell office:value-type="string">
            <text:p>Dark Matter Cube</text:p>
          </table:table-cell>
          <table:table-cell office:value-type="string">
            <text:p>Dark Matter(4)</text:p>
          </table:table-cell>
        </table:table-row>
        <table:table-row table:style-name="ro1">
          <table:table-cell/>
          <table:table-cell office:value-type="string">
            <text:p>Cauldron, Furnace</text:p>
          </table:table-cell>
          <table:table-cell office:value-type="string">
            <text:p>Red Matter Cube</text:p>
          </table:table-cell>
          <table:table-cell office:value-type="string">
            <text:p>Red Matter(4)</text:p>
          </table:table-cell>
        </table:table-row>
        <table:table-row table:style-name="ro1">
          <table:table-cell table:number-columns-repeated="2"/>
          <table:table-cell office:value-type="string">
            <text:p>Dark Matter Pickaxe Head</text:p>
          </table:table-cell>
          <table:table-cell office:value-type="string">
            <text:p>Dark Matter(3)</text:p>
          </table:table-cell>
        </table:table-row>
        <table:table-row table:style-name="ro1">
          <table:table-cell table:number-columns-repeated="2"/>
          <table:table-cell office:value-type="string">
            <text:p>Dark Matter Shovel Head</text:p>
          </table:table-cell>
          <table:table-cell office:value-type="string">
            <text:p>Dark Matter</text:p>
          </table:table-cell>
        </table:table-row>
        <table:table-row table:style-name="ro1">
          <table:table-cell table:number-columns-repeated="2"/>
          <table:table-cell office:value-type="string">
            <text:p>Dark Matter Hoe Head</text:p>
          </table:table-cell>
          <table:table-cell office:value-type="string">
            <text:p>Dark Matter(2)</text:p>
          </table:table-cell>
        </table:table-row>
        <table:table-row table:style-name="ro2">
          <table:table-cell table:number-columns-repeated="2"/>
          <table:table-cell office:value-type="string">
            <text:p>Dark matter Axe Head</text:p>
          </table:table-cell>
          <table:table-cell office:value-type="string">
            <text:p>Dark Matter(3)</text:p>
          </table:table-cell>
        </table:table-row>
        <table:table-row table:style-name="ro1">
          <table:table-cell table:number-columns-repeated="2"/>
          <table:table-cell office:value-type="string">
            <text:p>Dark Matter Shears</text:p>
          </table:table-cell>
          <table:table-cell office:value-type="string">
            <text:p>Dark Matter</text:p>
          </table:table-cell>
        </table:table-row>
        <table:table-row table:style-name="ro1">
          <table:table-cell table:number-columns-repeated="2"/>
          <table:table-cell office:value-type="string">
            <text:p>Dark Matter Hammer Head</text:p>
          </table:table-cell>
          <table:table-cell office:value-type="string">
            <text:p>Dark Matter(2)</text:p>
          </table:table-cell>
        </table:table-row>
        <table:table-row table:style-name="ro1">
          <table:table-cell/>
          <table:table-cell office:value-type="string">
            <text:p>Cauldron, Blast Furnace</text:p>
          </table:table-cell>
          <table:table-cell office:value-type="string">
            <text:p>Diamond Rod</text:p>
          </table:table-cell>
          <table:table-cell office:value-type="string">
            <text:p>Diamond Dust(16), 4000C</text:p>
          </table:table-cell>
        </table:table-row>
        <table:table-row table:style-name="ro1">
          <table:table-cell table:number-columns-repeated="2"/>
          <table:table-cell office:value-type="string">
            <text:p>Dark Matter Pickaxe</text:p>
          </table:table-cell>
          <table:table-cell office:value-type="string">
            <text:p>Dark Matter Pickaxe Head, Diamond Rod</text:p>
          </table:table-cell>
        </table:table-row>
        <table:table-row table:style-name="ro1">
          <table:table-cell table:number-columns-repeated="2"/>
          <table:table-cell office:value-type="string">
            <text:p>Dark Matter Shovel</text:p>
          </table:table-cell>
          <table:table-cell office:value-type="string">
            <text:p>Dark Matter Shovel Head, Diamond Rod</text:p>
          </table:table-cell>
        </table:table-row>
        <table:table-row table:style-name="ro1">
          <table:table-cell table:number-columns-repeated="2"/>
          <table:table-cell office:value-type="string">
            <text:p>Dark Matter Hoe</text:p>
          </table:table-cell>
          <table:table-cell office:value-type="string">
            <text:p>Dark Matter Hoe Head, Diamond Rod</text:p>
          </table:table-cell>
        </table:table-row>
        <table:table-row table:style-name="ro2">
          <table:table-cell table:number-columns-repeated="2"/>
          <table:table-cell office:value-type="string">
            <text:p>Dark matter Axe</text:p>
          </table:table-cell>
          <table:table-cell office:value-type="string">
            <text:p>Dark matter Axe Head, Diamond Rod</text:p>
          </table:table-cell>
        </table:table-row>
        <table:table-row table:style-name="ro1">
          <table:table-cell table:number-columns-repeated="2"/>
          <table:table-cell office:value-type="string">
            <text:p>Dark Matter Shears</text:p>
          </table:table-cell>
          <table:table-cell office:value-type="string">
            <text:p>Dark Matter Shears, Diamond Rod</text:p>
          </table:table-cell>
        </table:table-row>
        <table:table-row table:style-name="ro1">
          <table:table-cell table:number-columns-repeated="2"/>
          <table:table-cell office:value-type="string">
            <text:p>Dark Matter Hammer</text:p>
          </table:table-cell>
          <table:table-cell office:value-type="string">
            <text:p>Dark Matter Hammer Head, Diamond Rod</text:p>
          </table:table-cell>
        </table:table-row>
        <table:table-row table:style-name="ro1">
          <table:table-cell table:number-columns-repeated="2"/>
          <table:table-cell office:value-type="string">
            <text:p>Red Matter Pickaxe</text:p>
          </table:table-cell>
          <table:table-cell office:value-type="string">
            <text:p>Dark Matter Pickaxe, Red Matter(3)</text:p>
          </table:table-cell>
        </table:table-row>
        <table:table-row table:style-name="ro1">
          <table:table-cell table:number-columns-repeated="2"/>
          <table:table-cell office:value-type="string">
            <text:p>Red Matter Shovel</text:p>
          </table:table-cell>
          <table:table-cell office:value-type="string">
            <text:p>Dark Matter Shovel, Red Matter(1)</text:p>
          </table:table-cell>
        </table:table-row>
        <table:table-row table:style-name="ro1">
          <table:table-cell table:number-columns-repeated="2"/>
          <table:table-cell office:value-type="string">
            <text:p>Red Matter Hoe</text:p>
          </table:table-cell>
          <table:table-cell office:value-type="string">
            <text:p>Dark Matter Hoe, Red Matter(2)</text:p>
          </table:table-cell>
        </table:table-row>
        <table:table-row table:style-name="ro2">
          <table:table-cell table:number-columns-repeated="2"/>
          <table:table-cell office:value-type="string">
            <text:p>Red matter Axe</text:p>
          </table:table-cell>
          <table:table-cell office:value-type="string">
            <text:p>Dark matter Axe, Red Matter(3)</text:p>
          </table:table-cell>
        </table:table-row>
        <table:table-row table:style-name="ro1">
          <table:table-cell table:number-columns-repeated="2"/>
          <table:table-cell office:value-type="string">
            <text:p>Red Matter Shears</text:p>
          </table:table-cell>
          <table:table-cell office:value-type="string">
            <text:p>Dark Matter Shears, Red Matter</text:p>
          </table:table-cell>
        </table:table-row>
        <table:table-row table:style-name="ro1">
          <table:table-cell table:number-columns-repeated="2"/>
          <table:table-cell office:value-type="string">
            <text:p>Red Matter Hammer</text:p>
          </table:table-cell>
          <table:table-cell office:value-type="string">
            <text:p>Dark Matter Hammer, Red Matter(2)</text:p>
          </table:table-cell>
        </table:table-row>
        <table:table-row table:style-name="ro2">
          <table:table-cell table:number-columns-repeated="2"/>
          <table:table-cell office:value-type="string">
            <text:p>Nova Catalyst</text:p>
          </table:table-cell>
          <table:table-cell office:value-type="string">
            <text:p>TNT, Mobius Fuel</text:p>
          </table:table-cell>
        </table:table-row>
        <table:table-row table:style-name="ro2">
          <table:table-cell table:number-columns-repeated="2"/>
          <table:table-cell office:value-type="string">
            <text:p>Nova Cataclysm</text:p>
          </table:table-cell>
          <table:table-cell office:value-type="string">
            <text:p>Nova Catalyst, Aeternalis Fuel</text:p>
          </table:table-cell>
        </table:table-row>
        <table:table-row table:style-name="ro2">
          <table:table-cell table:number-columns-repeated="2"/>
          <table:table-cell office:value-type="string">
            <text:p>Evertide</text:p>
          </table:table-cell>
          <table:table-cell office:value-type="string">
            <text:p>Bucket of Water(6), Dark matter(3)</text:p>
          </table:table-cell>
        </table:table-row>
        <table:table-row table:style-name="ro2">
          <table:table-cell table:number-columns-repeated="2"/>
          <table:table-cell office:value-type="string">
            <text:p>Volcanite</text:p>
          </table:table-cell>
          <table:table-cell office:value-type="string">
            <text:p>Bucket of Lava(6), Dark Matter(3)</text:p>
          </table:table-cell>
        </table:table-row>
        <table:table-row table:style-name="ro1">
          <table:table-cell table:number-columns-repeated="2"/>
          <table:table-cell office:value-type="string">
            <text:p>Gem of eternal Destiny</text:p>
          </table:table-cell>
          <table:table-cell office:value-type="string">
            <text:p>Diamond(6), Dark Matter(2), Obsidian(2)</text:p>
          </table:table-cell>
        </table:table-row>
        <table:table-row table:style-name="ro1">
          <table:table-cell table:number-columns-repeated="2"/>
          <table:table-cell office:value-type="string">
            <text:p>Clock of Flowing time</text:p>
          </table:table-cell>
          <table:table-cell office:value-type="string">
            <text:p>Compass, Dark Matter(4), Obsidian(2), Topaz Ore</text:p>
          </table:table-cell>
        </table:table-row>
        <table:table-row table:style-name="ro1">
          <table:table-cell table:number-columns-repeated="2"/>
          <table:table-cell office:value-type="string">
            <text:p>Mercurial Eye</text:p>
          </table:table-cell>
          <table:table-cell office:value-type="string">
            <text:p>Brick(5), Obsidian(2), Diamond, Red Matter</text:p>
          </table:table-cell>
        </table:table-row>
        <table:table-row table:style-name="ro2">
          <table:table-cell table:number-columns-repeated="2"/>
          <table:table-cell office:value-type="string">
            <text:p>Alchemical Chest</text:p>
          </table:table-cell>
          <table:table-cell office:value-type="string">
            <text:p>Low Covalence Dust, Medium Covalence Dust, High Covalence Dust, Iron Ingot(6), Chest</text:p>
          </table:table-cell>
        </table:table-row>
        <table:table-row table:style-name="ro1">
          <table:table-cell table:number-columns-repeated="2"/>
          <table:table-cell office:value-type="string">
            <text:p>Energy Condenser</text:p>
          </table:table-cell>
          <table:table-cell office:value-type="string">
            <text:p>Obsidian(4), Diamond(4), Alchemical Chest</text:p>
          </table:table-cell>
        </table:table-row>
        <table:table-row table:style-name="ro1">
          <table:table-cell table:number-columns-repeated="2"/>
          <table:table-cell office:value-type="string">
            <text:p>Energy Collector Pure</text:p>
          </table:table-cell>
          <table:table-cell office:value-type="string">
            <text:p>Topaz Dust(12), Diamond Dust(6), Furnace</text:p>
          </table:table-cell>
        </table:table-row>
        <table:table-row table:style-name="ro1">
          <table:table-cell table:number-columns-repeated="2"/>
          <table:table-cell office:value-type="string">
            <text:p>Dark Matter Energy Collector</text:p>
          </table:table-cell>
          <table:table-cell office:value-type="string">
            <text:p>Energy Collector Pure, Topaz Dust(6), Dark Matter</text:p>
          </table:table-cell>
        </table:table-row>
        <table:table-row table:style-name="ro1">
          <table:table-cell table:number-columns-repeated="2"/>
          <table:table-cell office:value-type="string">
            <text:p>Red Matter Energy Collector</text:p>
          </table:table-cell>
          <table:table-cell office:value-type="string">
            <text:p>Dark Matter Energy Collector, Topaz Dust(6), Red Matter</text:p>
          </table:table-cell>
        </table:table-row>
        <table:table-row table:style-name="ro1">
          <table:table-cell table:number-columns-repeated="2"/>
          <table:table-cell office:value-type="string">
            <text:p>Antimatter Relay Pure</text:p>
          </table:table-cell>
          <table:table-cell office:value-type="string">
            <text:p>Obsidian(12), Diamond Dust(6)</text:p>
          </table:table-cell>
        </table:table-row>
        <table:table-row table:style-name="ro1">
          <table:table-cell table:number-columns-repeated="2"/>
          <table:table-cell office:value-type="string">
            <text:p>Dark Matter Antimatter Relay</text:p>
          </table:table-cell>
          <table:table-cell office:value-type="string">
            <text:p>Antimatter Relay Pure, Obsidian(12), Dark Matter</text:p>
          </table:table-cell>
        </table:table-row>
        <table:table-row table:style-name="ro1">
          <table:table-cell table:number-columns-repeated="2"/>
          <table:table-cell office:value-type="string">
            <text:p>Red Matter Antimatter Relay</text:p>
          </table:table-cell>
          <table:table-cell office:value-type="string">
            <text:p>Dark Matter Antimatter Relay, Obsidian(12), Red Matter</text:p>
          </table:table-cell>
        </table:table-row>
        <table:table-row table:style-name="ro1">
          <table:table-cell table:number-columns-repeated="2"/>
          <table:table-cell office:value-type="string">
            <text:p>Dark Matter Furnace</text:p>
          </table:table-cell>
          <table:table-cell office:value-type="string">
            <text:p>Dark Matter Cube(8), Furnace</text:p>
          </table:table-cell>
        </table:table-row>
        <table:table-row table:style-name="ro1">
          <table:table-cell table:number-columns-repeated="2"/>
          <table:table-cell office:value-type="string">
            <text:p>Red Matter Furnace</text:p>
          </table:table-cell>
          <table:table-cell office:value-type="string">
            <text:p>Dark Matter Furnace, Red Matter Cube(4)</text:p>
          </table:table-cell>
        </table:table-row>
        <table:table-row table:style-name="ro2">
          <table:table-cell table:number-columns-repeated="2"/>
          <table:table-cell office:value-type="string">
            <text:p>Klein Star Alpha</text:p>
          </table:table-cell>
          <table:table-cell office:value-type="string">
            <text:p>Diamond, Mobius Fuel(8)</text:p>
          </table:table-cell>
        </table:table-row>
        <table:table-row table:style-name="ro1">
          <table:table-cell table:number-columns-repeated="2"/>
          <table:table-cell office:value-type="string">
            <text:p>Klein Star Beta</text:p>
          </table:table-cell>
          <table:table-cell office:value-type="string">
            <text:p>Klein Star Alpha(4)</text:p>
          </table:table-cell>
        </table:table-row>
        <table:table-row table:style-name="ro1">
          <table:table-cell table:number-columns-repeated="2"/>
          <table:table-cell office:value-type="string">
            <text:p>Klein Star Gamma</text:p>
          </table:table-cell>
          <table:table-cell office:value-type="string">
            <text:p>Klein Star Beta(4)</text:p>
          </table:table-cell>
        </table:table-row>
        <table:table-row table:style-name="ro1">
          <table:table-cell table:number-columns-repeated="2"/>
          <table:table-cell office:value-type="string">
            <text:p>Klein Star Omega</text:p>
          </table:table-cell>
          <table:table-cell office:value-type="string">
            <text:p>Klein Star Gamma(4)</text:p>
          </table:table-cell>
        </table:table-row>
        <table:table-row table:style-name="ro1">
          <table:table-cell table:number-columns-repeated="2"/>
          <table:table-cell office:value-type="string">
            <text:p>Klein Star Prime</text:p>
          </table:table-cell>
          <table:table-cell office:value-type="string">
            <text:p>Klein Star Omega(4)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integer-digits="3" number:min-exponent-digits="1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9P0" style:volatile="true" number:language="en" number:country="US">
      <number:number number:decimal-places="0" number:min-integer-digits="1" number:grouping="true"/>
      <number:text> </number:text>
    </number:number-style>
    <number:number-style style:name="N5129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1P0"/>
    </number:currency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3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3P0"/>
    </number:currency-style>
    <number:currency-style style:name="N513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4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30">08/30/2012</text:date>, <text:time>21:02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8-30T21:02:29.34</meta:creation-date>
    <dc:date>2012-08-30T21:02:43.13</dc:date>
    <meta:editing-duration>PT13S</meta:editing-duration>
    <meta:editing-cycles>1</meta:editing-cycles>
    <meta:document-statistic meta:table-count="3" meta:cell-count="164" meta:object-count="0"/>
    <meta:generator>LibreOffice/3.4$Win32 LibreOffice_project/340m1$Build-502</meta:generator>
  </office:meta>
</office:document-meta>
</file>